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0" style:family="paragraph" style:parent-style-name="Default_7e_LT_7e_Untertitel" style:list-style-name="L3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6">The HelloWorld Example</text:p>
      <text:p text:style-name="P4"/>
      <text:p text:style-name="P7">package org.agilewiki.jactor2.core.revisited;</text:p>
      <text:p text:style-name="P7"/>
      <text:p text:style-name="P7">import org.agilewiki.jactor2.core.blades.IsolationBladeBase;</text:p>
      <text:p text:style-name="P7">import org.agilewiki.jactor2.core.impl.Plant;</text:p>
      <text:p text:style-name="P7">import org.agilewiki.jactor2.core.requests.AsyncResponseProcessor;</text:p>
      <text:p text:style-name="P7">import org.agilewiki.jactor2.core.requests.impl.AsyncRequestImpl;</text:p>
      <text:p text:style-name="P7"/>
      <text:p text:style-name="P7">public class HelloWorld extends IsolationBladeBase {</text:p>
      <text:p text:style-name="P7"/>
      <text:p text:style-name="P7"><text:s text:c="4"/>public static void main(final String[] args) throws Exception {</text:p>
      <text:p text:style-name="P7"><text:s text:c="8"/>new Plant();</text:p>
      <text:p text:style-name="P7"><text:s text:c="8"/>new HelloWorld();</text:p>
      <text:p text:style-name="P7"><text:s text:c="8"/>System.out.println("initialized");</text:p>
      <text:p text:style-name="P7"><text:s text:c="4"/>}</text:p>
      <text:p text:style-name="P7"/>
      <text:p text:style-name="P7"><text:s text:c="4"/>public HelloWorld() throws Exception {</text:p>
      <text:p text:style-name="P7"><text:s text:c="8"/>new AIO("run") {</text:p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System.out.println("Hello world!");</text:p>
      <text:p text:style-name="P7"><text:s text:c="16"/>Plant.close();</text:p>
      <text:p text:style-name="P7"><text:s text:c="16"/>System.out.println("finished");</text:p>
      <text:p text:style-name="P7"><text:s text:c="12"/>}</text:p>
      <text:p text:style-name="P7"><text:s text:c="8"/>}.signal();</text:p>
      <text:p text:style-name="P7"><text:s text:c="4"/>}</text:p>
      <text:p text:style-name="P7">}</text:p>
      <text:p text:style-name="P7"/>
      <text:p text:style-name="P5">Output:</text:p>
      <text:p text:style-name="P4"/>
      <text:p text:style-name="P7">initialized</text:p>
      <text:p text:style-name="P7">Hello world!</text:p>
      <text:p text:style-name="P7">finished</text:p>
      <text:p text:style-name="P4"/>
      <text:p text:style-name="P3"><text:span text:style-name="T2">The </text:span><text:span text:style-name="T3">HelloWorld</text:span><text:span text:style-name="T2"> class is a blade. It has a reactor that is created when the default constructor of </text:span><text:span text:style-name="T3">IsolationBladeBase</text:span><text:span text:style-name="T2"> is called.</text:span></text:p>
      <text:p text:style-name="P4"/>
      <text:p text:style-name="P7"><text:s text:c="4"/>public static void main(final String[] args) throws Exception {</text:p>
      <text:p text:style-name="P7"><text:s text:c="8"/>new Plant();</text:p>
      <text:p text:style-name="P7"><text:s text:c="8"/>new HelloWorld();</text:p>
      <text:p text:style-name="P7"><text:s text:c="8"/>System.out.println("initialized");</text:p>
      <text:p text:style-name="P7"><text:s text:c="4"/>}</text:p>
      <text:p text:style-name="P7"/>
      <text:p text:style-name="P3"><text:span text:style-name="T2">The </text:span><text:span text:style-name="T3">main</text:span><text:span text:style-name="T2"> method does three things:</text:span></text:p>
      <text:list xml:id="list8351739141961506956" text:style-name="L2">
        <text:list-item>
          <text:p text:style-name="P9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9"><text:span text:style-name="T2">An instance of </text:span><text:span text:style-name="T3">HelloWorld</text:span><text:span text:style-name="T2"> is created. And</text:span></text:p>
        </text:list-item>
        <text:list-item>
          <text:p text:style-name="P9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7"><text:s text:c="4"/>public HelloWorld() throws Exception {</text:p>
      <text:p text:style-name="P7"><text:s text:c="8"/>new AIO("run") {</text:p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System.out.println("Hello world!");</text:p>
      <text:p text:style-name="P7"><text:s text:c="16"/>Plant.close();</text:p>
      <text:p text:style-name="P7"><text:s text:c="16"/>System.out.println("finished");</text:p>
      <text:p text:style-name="P7"><text:s text:c="12"/>}</text:p>
      <text:p text:style-name="P7"><text:soft-page-break/><text:s text:c="8"/>}.signal();</text:p>
      <text:p text:style-name="P7"><text:s text:c="4"/>}</text:p>
      <text:p text:style-name="P7"/>
      <text:p text:style-name="P3"><text:span text:style-name="T2">The constructor creates a </text:span><text:span text:style-name="T3">run</text:span><text:span text:style-name="T2"> signal which is passed to the </text:span><text:span text:style-name="T3">HelloWorld </text:span><text:span text:style-name="T2">blade via its reactor. On receipt of this signal, the blade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5">Notes:</text:p>
      <text:list xml:id="list2015270462580182829" text:style-name="L3">
        <text:list-item>
          <text:p text:style-name="P10"><text:span text:style-name="T2">The </text:span><text:span text:style-name="T3">AIO.signal</text:span><text:span text:style-name="T2"> method can be called from any thread and within any context. In this case the method was called from the main thread.</text:span></text:p>
        </text:list-item>
        <text:list-item>
          <text:p text:style-name="P10"><text:span text:style-name="T3">AIO</text:span><text:span text:style-name="T2">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reactor of </text:span><text:span text:style-name="T3">HelloWorld</text:span><text:span text:style-name="T2">.</text:span></text:p>
        </text:list-item>
      </text:list>
      <text:p text:style-name="P4"/>
      <text:p text:style-name="P6">The Worker Blade</text:p>
      <text:p text:style-name="P4"/>
      <text:p text:style-name="P7">package org.agilewiki.jactor2.core.revisited;</text:p>
      <text:p text:style-name="P7"/>
      <text:p text:style-name="P7">import org.agilewiki.jactor2.core.blades.IsolationBladeBase;</text:p>
      <text:p text:style-name="P7">import org.agilewiki.jactor2.core.requests.AsyncResponseProcessor;</text:p>
      <text:p text:style-name="P7">import org.agilewiki.jactor2.core.requests.impl.AsyncRequestImpl;</text:p>
      <text:p text:style-name="P7"/>
      <text:p text:style-name="P7">public class Worker extends IsolationBladeBase {</text:p>
      <text:p text:style-name="P7"><text:s text:c="4"/>public final String id;</text:p>
      <text:p text:style-name="P7"><text:s text:c="4"/>private int count;</text:p>
      <text:p text:style-name="P7"/>
      <text:p text:style-name="P7"><text:s text:c="4"/>public Worker(final int _id) throws Exception {</text:p>
      <text:p text:style-name="P7"><text:s text:c="8"/>id = "Worker" + _id;</text:p>
      <text:p text:style-name="P7"><text:s text:c="4"/>}</text:p>
      <text:p text:style-name="P7"/>
      <text:p text:style-name="P7"><text:s text:c="4"/>public int getCount() {</text:p>
      <text:p text:style-name="P7"><text:s text:c="8"/>return count;</text:p>
      <text:p text:style-name="P7"><text:s text:c="4"/>}</text:p>
      <text:p text:style-name="P7"/>
      <text:p text:style-name="P7"><text:s text:c="4"/>public AO&lt;Void&gt; run(final long _iterations, final int _timeoutMillis) {</text:p>
      <text:p text:style-name="P7"><text:s text:c="8"/>return new AO&lt;Void&gt;("run" + id) {</text:p>
      <text:p text:style-name="P7"/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_asyncRequestImpl.setMessageTimeoutMillis(_timeoutMillis);</text:p>
      <text:p text:style-name="P7"><text:s text:c="16"/>System.out.println(id + ": started <text:s/>" + count++);</text:p>
      <text:p text:style-name="P7"><text:s text:c="16"/>for (long i = 0L; i &lt; _iterations; i++);</text:p>
      <text:p text:style-name="P7"><text:s text:c="16"/>System.out.println(id + ": finished " + count);</text:p>
      <text:p text:style-name="P7"><text:s text:c="16"/>_asyncResponseProcessor.processAsyncResponse(null);</text:p>
      <text:p text:style-name="P7"><text:s text:c="12"/>}</text:p>
      <text:p text:style-name="P7"><text:s text:c="8"/>};</text:p>
      <text:p text:style-name="P7"><text:s text:c="4"/>}</text:p>
      <text:p text:style-name="P7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Operation, <text:span text:style-name="T4">AO</text:span>, that can be used to pass the <text:span text:style-name="T4">run</text:span> request to <text:span text:style-name="T4">Worker</text:span>.</text:p>
      <text:p text:style-name="P4"/>
      <text:p text:style-name="P4">Like <text:span text:style-name="T4">AIO</text:span>, <text:span text:style-name="T4">AO</text:span> is defined as a nested class in a super class of Worker, which again is how it can access the reactor of <text:span text:style-name="T4">Worker</text:span>. But unlike <text:span text:style-name="T4">AIO</text:span>, <text:span text:style-name="T4">AO</text:span> can not be used to send a signal. (This is the only difference—<text:span text:style-name="T4">AO</text:span> is the super class of <text:span text:style-name="T4">AIO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after covering some examples that use <text:span text:style-name="T4">Worker</text:span>.</text:p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29S</meta:editing-duration>
    <meta:editing-cycles>6</meta:editing-cycles>
    <meta:generator>OpenOffice/4.1.0$Win32 OpenOffice.org_project/410m18$Build-9764</meta:generator>
    <dc:date>2014-12-08T20:04:17.87</dc:date>
    <dc:creator>William  la Forge</dc:creator>
    <meta:document-statistic meta:table-count="0" meta:image-count="0" meta:object-count="0" meta:page-count="3" meta:paragraph-count="91" meta:word-count="557" meta:character-count="4805"/>
    <meta:user-defined meta:name="Info 1"/>
    <meta:user-defined meta:name="Info 2"/>
    <meta:user-defined meta:name="Info 3"/>
    <meta:user-defined meta:name="Info 4"/>
  </office:meta>
</office:document-meta>
</file>